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9ED00004E24E127563B.svm" manifest:media-type=""/>
  <manifest:file-entry manifest:full-path="Pictures/20000009000024A200002DBA5A487752.svm" manifest:media-type=""/>
  <manifest:file-entry manifest:full-path="Pictures/2000000900002A170000556AB65428CB.svm" manifest:media-type=""/>
  <manifest:file-entry manifest:full-path="Pictures/20000009000024A200002DE58B866989.svm" manifest:media-type=""/>
  <manifest:file-entry manifest:full-path="Pictures/200000090000271D00003A4C65A7BC0F.svm" manifest:media-type=""/>
  <manifest:file-entry manifest:full-path="Pictures/200000090000244D00002DBA363808E1.svm" manifest:media-type=""/>
  <manifest:file-entry manifest:full-path="Pictures/200000090000244D00002DBA9C3E42E6.svm" manifest:media-type=""/>
  <manifest:file-entry manifest:full-path="Pictures/2000000900002919000055400BB582E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172in" svg:y="0.0736in" svg:width="2.0547in" svg:height="3.861in" draw:z-index="0"><draw:image xlink:href="Pictures/20000009000029ED00004E24E127563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0508in" svg:y="-0.0736in" svg:width="2.0984in" svg:height="4.3091in" draw:z-index="1"><draw:image xlink:href="Pictures/2000000900002A170000556AB65428C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-0.0047in" svg:y="0.039in" svg:width="2.0984in" svg:height="3.0465in" draw:z-index="2"><draw:image xlink:href="Pictures/200000090000271D00003A4C65A7BC0F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x="-0.0535in" svg:y="-0.0071in" svg:width="2.1528in" svg:height="4.5209in" draw:z-index="3"><draw:image xlink:href="Pictures/2000000900002919000055400BB582E3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-0.0728in" svg:y="0.0165in" svg:width="2.1492in" svg:height="3.2791in" draw:z-index="4"><draw:image xlink:href="Pictures/200000090000244D00002DBA9C3E42E6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-0.0866in" svg:y="0.1717in" svg:width="2.1693in" svg:height="3.1902in" draw:z-index="5"><draw:image xlink:href="Pictures/200000090000244D00002DBA363808E1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x="-0.0346in" svg:y="0.0984in" svg:width="2.1165in" svg:height="3.089in" draw:z-index="6"><draw:image xlink:href="Pictures/20000009000024A200002DE58B866989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9" text:anchor-type="paragraph" svg:x="-0.0327in" svg:y="0.6689in" svg:width="2.0543in" svg:height="3.2228in" draw:z-index="7"><draw:image xlink:href="Pictures/20000009000024A200002DBA5A487752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5" text:anchor-type="paragraph" svg:x="-0.0327in" svg:y="1.9791in" svg:width="2.0543in" svg:height="3.2228in" draw:z-index="8"><draw:image xlink:href="Pictures/20000009000024A200002DBA5A487752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3:24:58.07</meta:creation-date>
    <dc:date>2013-05-06T13:28:45.73</dc:date>
    <meta:editing-duration>P0D</meta:editing-duration>
    <meta:editing-cycles>1</meta:editing-cycles>
    <meta:document-statistic meta:table-count="0" meta:image-count="9" meta:object-count="0" meta:page-count="5" meta:paragraph-count="0" meta:word-count="0" meta:character-count="0" meta:non-whitespace-character-count="0"/>
    <meta:generator>LibreOffice/4.0.1.2$Windows_x86 LibreOffice_project/84102822e3d61eb989ddd325abf1ac077904985</meta:generator>
  </office:meta>
</office:document-meta>
</file>